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loext:padding-left="0cm" loext:padding-right="0cm" loext:padding-top="0cm" loext:padding-bottom="0.049cm" loext:border-left="none" loext:border-right="none" loext:border-top="none" loext:border-bottom="0.06pt dotted #000000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a5c68"/>
    </style:style>
    <style:style style:name="T4" style:family="text">
      <style:text-properties fo:language="en" fo:country="US" officeooo:rsid="001b2877"/>
    </style:style>
    <style:style style:name="T5" style:family="text">
      <style:text-properties fo:language="en" fo:country="US" officeooo:rsid="001b2877" loext:padding-left="0cm" loext:padding-right="0cm" loext:padding-top="0cm" loext:padding-bottom="0.049cm" loext:border-left="none" loext:border-right="none" loext:border-top="none" loext:border-bottom="0.06pt dotted #000000"/>
    </style:style>
    <style:style style:name="T6" style:family="text">
      <style:text-properties fo:language="en" fo:country="US" loext:padding-left="0cm" loext:padding-right="0cm" loext:padding-top="0cm" loext:padding-bottom="0.049cm" loext:border-left="none" loext:border-right="none" loext:border-top="none" loext:border-bottom="0.06pt dotted #000000"/>
    </style:style>
    <style:style style:name="T7" style:family="text">
      <style:text-properties fo:language="en" fo:country="US" officeooo:rsid="001b5042"/>
    </style:style>
    <style:style style:name="T8" style:family="text">
      <style:text-properties fo:language="en" fo:country="US" officeooo:rsid="001b9f11"/>
    </style:style>
    <style:style style:name="T9" style:family="text">
      <style:text-properties fo:language="en" fo:country="US" officeooo:rsid="001b9f11" loext:padding-left="0cm" loext:padding-right="0cm" loext:padding-top="0cm" loext:padding-bottom="0.049cm" loext:border-left="none" loext:border-right="none" loext:border-top="none" loext:border-bottom="0.06pt dotted #000000"/>
    </style:style>
    <style:style style:name="T10" style:family="text">
      <style:text-properties fo:language="en" fo:country="US" officeooo:rsid="001d85df"/>
    </style:style>
    <style:style style:name="T11" style:family="text">
      <style:text-properties officeooo:rsid="001b9f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 1</text:p>
      <text:p text:style-name="Standard"><text:span text:style-name="T2">1. SELECT DISTINCT city FROM customers</text:span></text:p>
      <text:p text:style-name="Standard"><text:span text:style-name="T2">2. SELECT DISTINCT rating FROM customers</text:span></text:p>
      <text:p text:style-name="Standard"><text:span text:style-name="T2">3. SELECT DISTINCT comm FROM salespeople1</text:span></text:p>
      <text:p text:style-name="Standard"><text:span text:style-name="T2">4. SELECT * FROM salespeople1 WHERE city1='London' </text:span></text:p>
      <text:p text:style-name="Standard"><text:span text:style-name="T2">5. SELECT * FROM salespeople1 WHERE comm&gt;0.12 </text:span><text:span text:style-name="T2"/></text:p>
      <text:p text:style-name="Standard"><text:span text:style-name="T2">6. SELECT * FROM customers WHERE city='Rome' </text:span><text:span text:style-name="T2"/></text:p>
      <text:p text:style-name="Standard"><text:span text:style-name="T2">7. SELECT * FROM customers WHERE rating </text:span><text:span text:style-name="T10">in(100, 300)</text:span></text:p>
      <text:p text:style-name="Standard"><text:span text:style-name="T2">8. SELECT * FROM orders WHERE amt&lt;1000 </text:span><text:span text:style-name="T2"/></text:p>
      <text:p text:style-name="Standard"><text:span text:style-name="T2">9. SELECT * FROM customers WHERE city='Rome' and rating=200 </text:span><text:span text:style-name="T2"/></text:p>
      <text:p text:style-name="Standard"><text:span text:style-name="T2">10. SELECT * FROM customers WHERE city='Berlin' or rating=300 </text:span><text:span text:style-name="T2"/></text:p>
      <text:p text:style-name="Standard">Часть 2</text:p>
      <text:p text:style-name="Standard">1. SELECT * FROM customers WHERE snum <text:span text:style-name="T10">in(1001, 1002, 1007)</text:span></text:p>
      <text:p text:style-name="Standard"><text:span text:style-name="T2">2. </text:span>SELECT * FROM orders WHERE cnum <text:span text:style-name="T10">in(2001, 2002, 2008)</text:span></text:p>
      <text:p text:style-name="Standard"><text:span text:style-name="T2">3. SELECT * FROM salespeople1 WHERE snum BETWEEN 1001 and 1005 </text:span><text:span text:style-name="T2"/></text:p>
      <text:p text:style-name="Standard"><text:span text:style-name="T2">4. </text:span><text:a xlink:type="simple" xlink:href="http://127.0.0.1/openserver/phpmyadmin/url.php?url=https://dev.mysql.com/doc/refman/5.5/en/select.html" office:target-frame-name="mysql_doc" xlink:show="replace" text:style-name="Internet_20_link" text:visited-style-name="Visited_20_Internet_20_Link"><text:span text:style-name="T1">SELECT</text:span></text:a> * FROM salespeople1 WHERE comm BETWEEN 0.10 <text:a xlink:type="simple" xlink:href="http://127.0.0.1/openserver/phpmyadmin/url.php?url=https://dev.mysql.com/doc/refman/5.5/en/logical-operators.html#operator_and" office:target-frame-name="mysql_doc" xlink:show="replace" text:style-name="Internet_20_link" text:visited-style-name="Visited_20_Internet_20_Link"><text:span text:style-name="T1">and</text:span></text:a> 0.13 </text:p>
      <text:p text:style-name="Standard"><text:span text:style-name="T2">5. </text:span><text:a xlink:type="simple" xlink:href="http://127.0.0.1/openserver/phpmyadmin/url.php?url=https://dev.mysql.com/doc/refman/5.5/en/select.html" office:target-frame-name="mysql_doc" xlink:show="replace" text:style-name="Internet_20_link" text:visited-style-name="Visited_20_Internet_20_Link"><text:span text:style-name="T1">SELECT</text:span></text:a> * FROM customers WHERE cname BETWEEN 'A%' <text:a xlink:type="simple" xlink:href="http://127.0.0.1/openserver/phpmyadmin/url.php?url=https://dev.mysql.com/doc/refman/5.5/en/logical-operators.html#operator_and" office:target-frame-name="mysql_doc" xlink:show="replace" text:style-name="Internet_20_link" text:visited-style-name="Visited_20_Internet_20_Link"><text:span text:style-name="T1">and</text:span></text:a> 'G%' </text:p>
      <text:p text:style-name="Standard"><text:span text:style-name="T2">6. </text:span><text:a xlink:type="simple" xlink:href="http://127.0.0.1/openserver/phpmyadmin/url.php?url=https://dev.mysql.com/doc/refman/5.5/en/select.html" office:target-frame-name="mysql_doc" xlink:show="replace" text:style-name="Internet_20_link" text:visited-style-name="Visited_20_Internet_20_Link"><text:span text:style-name="T1">SELECT</text:span></text:a> * FROM customers WHERE city BETWEEN 'A%' <text:a xlink:type="simple" xlink:href="http://127.0.0.1/openserver/phpmyadmin/url.php?url=https://dev.mysql.com/doc/refman/5.5/en/logical-operators.html#operator_and" office:target-frame-name="mysql_doc" xlink:show="replace" text:style-name="Internet_20_link" text:visited-style-name="Visited_20_Internet_20_Link"><text:span text:style-name="T1">and</text:span></text:a> 'L%' </text:p>
      <text:p text:style-name="Standard"><text:span text:style-name="T2">7. </text:span><text:a xlink:type="simple" xlink:href="http://127.0.0.1/openserver/phpmyadmin/url.php?url=https://dev.mysql.com/doc/refman/5.5/en/select.html" office:target-frame-name="mysql_doc" xlink:show="replace" text:style-name="Internet_20_link" text:visited-style-name="Visited_20_Internet_20_Link"><text:span text:style-name="T1">SELECT</text:span></text:a> * FROM orders WHERE odate BETWEEN '2021-03-10' <text:a xlink:type="simple" xlink:href="http://127.0.0.1/openserver/phpmyadmin/url.php?url=https://dev.mysql.com/doc/refman/5.5/en/logical-operators.html#operator_and" office:target-frame-name="mysql_doc" xlink:show="replace" text:style-name="Internet_20_link" text:visited-style-name="Visited_20_Internet_20_Link"><text:span text:style-name="T1">and</text:span></text:a> '2021-05-10' </text:p>
      <text:p text:style-name="Standard"><text:span text:style-name="T2">8. </text:span><text:a xlink:type="simple" xlink:href="http://127.0.0.1/openserver/phpmyadmin/url.php?url=https://dev.mysql.com/doc/refman/5.5/en/select.html" office:target-frame-name="mysql_doc" xlink:show="replace" text:style-name="Internet_20_link" text:visited-style-name="Visited_20_Internet_20_Link"><text:span text:style-name="T1">SELECT</text:span></text:a> * FROM customers WHERE cname <text:a xlink:type="simple" xlink:href="http://127.0.0.1/openserver/phpmyadmin/url.php?url=https://dev.mysql.com/doc/refman/5.5/en/string-comparison-functions.html#operator_like" office:target-frame-name="mysql_doc" xlink:show="replace" text:style-name="Internet_20_link" text:visited-style-name="Visited_20_Internet_20_Link"><text:span text:style-name="T1">like</text:span></text:a> 'C%' </text:p>
      <text:p text:style-name="Standard"><text:span text:style-name="T2">9. </text:span><text:a xlink:type="simple" xlink:href="http://127.0.0.1/openserver/phpmyadmin/url.php?url=https://dev.mysql.com/doc/refman/5.5/en/select.html" office:target-frame-name="mysql_doc" xlink:show="replace" text:style-name="Internet_20_link" text:visited-style-name="Visited_20_Internet_20_Link"><text:span text:style-name="T1">SELECT</text:span></text:a> * FROM customers WHERE cname <text:a xlink:type="simple" xlink:href="http://127.0.0.1/openserver/phpmyadmin/url.php?url=https://dev.mysql.com/doc/refman/5.5/en/string-comparison-functions.html#operator_like" office:target-frame-name="mysql_doc" xlink:show="replace" text:style-name="Internet_20_link" text:visited-style-name="Visited_20_Internet_20_Link"><text:span text:style-name="T1">like</text:span></text:a> 'G%' </text:p>
      <text:p text:style-name="Standard"><text:span text:style-name="T2">10. </text:span><text:a xlink:type="simple" xlink:href="http://127.0.0.1/openserver/phpmyadmin/url.php?url=https://dev.mysql.com/doc/refman/5.5/en/select.html" office:target-frame-name="mysql_doc" xlink:show="replace" text:style-name="Internet_20_link" text:visited-style-name="Visited_20_Internet_20_Link"><text:span text:style-name="T1">SELECT</text:span></text:a> * FROM customers WHERE cname <text:a xlink:type="simple" xlink:href="http://127.0.0.1/openserver/phpmyadmin/url.php?url=https://dev.mysql.com/doc/refman/5.5/en/string-comparison-functions.html#operator_like" office:target-frame-name="mysql_doc" xlink:show="replace" text:style-name="Internet_20_link" text:visited-style-name="Visited_20_Internet_20_Link"><text:span text:style-name="T1">like</text:span></text:a> 'C%s'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6T16:21:19.909000000</meta:creation-date>
    <dc:date>2024-05-16T17:37:05.747000000</dc:date>
    <meta:editing-duration>PT18M43S</meta:editing-duration>
    <meta:editing-cycles>2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22" meta:word-count="179" meta:character-count="1071" meta:non-whitespace-character-count="900"/>
  </office:meta>
</office:document-meta>
</file>